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1.6042in"/>
    </style:style>
    <style:style style:name="Table1.B" style:family="table-column">
      <style:table-column-properties style:column-width="1.604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D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1.C3" style:family="table-cell">
      <style:table-cell-properties fo:padding-left="0.0785in" fo:padding-right="0.075in" fo:padding-top="0in" fo:padding-bottom="0in" fo:border="0.5pt solid #00000a"/>
    </style:style>
    <style:style style:name="Table1.D3" style:family="table-cell">
      <style:table-cell-properties fo:padding-left="0.0785in" fo:padding-right="0.075in" fo:padding-top="0in" fo:padding-bottom="0in" fo:border="0.5pt solid #00000a"/>
    </style:style>
    <style:style style:name="Table1.A4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padding-left="0.0785in" fo:padding-right="0.075in" fo:padding-top="0in" fo:padding-bottom="0in" fo:border="0.5pt solid #00000a"/>
    </style:style>
    <style:style style:name="Table1.C4" style:family="table-cell">
      <style:table-cell-properties fo:padding-left="0.0785in" fo:padding-right="0.075in" fo:padding-top="0in" fo:padding-bottom="0in" fo:border="0.5pt solid #00000a"/>
    </style:style>
    <style:style style:name="Table1.D4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3592" officeooo:paragraph-rsid="000d3592" style:font-weight-asian="bold" style:font-weight-complex="bold"/>
    </style:style>
    <style:style style:name="P3" style:family="paragraph" style:parent-style-name="Standard">
      <style:text-properties officeooo:rsid="000b8094" officeooo:paragraph-rsid="000b8094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0b8094" officeooo:paragraph-rsid="000b8094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9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417in" fo:border="0.51pt solid #00000a"/>
      <style:text-properties fo:font-size="22pt" fo:font-weight="bold" style:font-size-asian="22pt" style:font-weight-asian="bold" style:font-size-complex="22pt"/>
    </style:style>
    <style:style style:name="P10" style:family="paragraph" style:parent-style-name="Standard" style:list-style-name="L1">
      <style:text-properties officeooo:rsid="000b8094" officeooo:paragraph-rsid="000b8094"/>
    </style:style>
    <style:style style:name="P11" style:family="paragraph" style:parent-style-name="Standard" style:list-style-name="L2">
      <style:text-properties officeooo:rsid="000d3592" officeooo:paragraph-rsid="000d3592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0d3592" officeooo:paragraph-rsid="000d3592"/>
    </style:style>
    <style:style style:name="P1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6" style:family="paragraph">
      <style:paragraph-properties fo:margin-left="0in" fo:margin-right="0in" fo:margin-top="0in" fo:margin-bottom="0in" fo:line-height="100%" fo:text-align="center" fo:text-indent="0in"/>
    </style:style>
    <style:style style:name="P1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indent="0in"/>
    </style:style>
    <style:style style:name="P1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b809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846in" fo:min-width="2.2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216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6555in" fo:min-width="0.5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6555in" fo:min-width="1.1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oT Project Proposal Year 1 Semester 2</text:p>
      <text:p text:style-name="P1"/>
      <text:p text:style-name="Standard"><text:span text:style-name="T2">Name:</text:span><text:span text:style-name="T3"> Adam Cotter</text:span><text:bookmark text:name="_GoBack"/></text:p>
      <text:p text:style-name="Standard"><text:span text:style-name="T2">Student No.:</text:span><text:span text:style-name="T3"> 20079973</text:span></text:p>
      <text:p text:style-name="Standard"><text:span text:style-name="T1">Project Title:</text:span> <text:s text:c="4"/><text:span text:style-name="T4">Automatic Pet Feeder.</text:span></text:p>
      <text:p text:style-name="Standard"><text:span text:style-name="T1">Purpose:</text:span> <text:s text:c="2"/><text:tab/><text:span text:style-name="T4">A pet feeder that can be set to refill a bowl at certain times, when the bowl is empty, or be told to refill remotely.</text:span></text:p>
      <text:p text:style-name="P3"/>
      <text:p text:style-name="P1"/>
      <text:p text:style-name="P1">Customer Feature List:</text:p>
      <text:list xml:id="list6726992003018077496" text:style-name="L1">
        <text:list-item>
          <text:p text:style-name="P10">Remote refilling of food bowls.</text:p>
        </text:list-item>
        <text:list-item>
          <text:p text:style-name="P10">Ability to choose the amount of food put in the bowl.</text:p>
        </text:list-item>
        <text:list-item>
          <text:p text:style-name="P10">Stores the amount of food eaten by the pet.</text:p>
        </text:list-item>
        <text:list-item>
          <text:p text:style-name="P10">Graphs the amount of food and eating habits of the pet with the data sent to the cloud.</text:p>
        </text:list-item>
      </text:list>
      <text:p text:style-name="P1">Context Diagram:</text:p>
      <text:p text:style-name="Standard"><draw:g text:anchor-type="paragraph" draw:z-index="0" draw:name="Shape1" draw:style-name="gr1"><draw:custom-shape draw:style-name="gr2" draw:text-style-name="P17" xml:id="id1" draw:id="id1" svg:width="2.4276in" svg:height="0.9835in" svg:x="1.9236in" svg:y="0.3031in"><text:p text:style-name="P16"><text:span text:style-name="T5">System</text:span></text:p><draw:enhanced-geometry svg:viewBox="0 0 21600 21600" draw:type="rectangle" draw:enhanced-path="M 0 0 L 21600 0 21600 21600 0 21600 0 0 Z N"/></draw:custom-shape><draw:connector draw:style-name="gr3" draw:text-style-name="P17" svg:x1="1.9236in" svg:y1="0.7953in" svg:x2="1.0571in" svg:y2="0.2693in" draw:start-shape="id1" draw:start-glue-point="3" svg:d="M4886 2020h-1351v-1336h-850" svg:viewBox="0 0 2203 1337"><text:p/></draw:connector><draw:frame draw:style-name="gr4" draw:text-style-name="P19" svg:width="1.124in" svg:height="1.3157in" svg:x="0.0028in" svg:y="0.1693in"><draw:text-box><text:p text:style-name="P18"><text:span text:style-name="T5">bowlWeight</text:span></text:p></draw:text-box></draw:frame><draw:line draw:style-name="gr5" draw:text-style-name="P20" svg:x1="1.3169in" svg:y1="0.7957in" svg:x2="1.9236in" svg:y2="0.7957in"><text:p/></draw:line><draw:connector draw:style-name="gr3" draw:text-style-name="P17" svg:x1="4.3508in" svg:y1="0.7953in" svg:x2="5.539in" svg:y2="0.3547in" draw:start-shape="id1" svg:d="M11051 2020h1758v-1119h1260" svg:viewBox="0 0 3020 1120"><text:p/></draw:connector><draw:frame draw:style-name="gr6" draw:text-style-name="P19" svg:width="0.7567in" svg:height="0.7543in" svg:x="5.6008in" svg:y="0.2591in"><draw:text-box><text:p text:style-name="P18"><text:span text:style-name="T5">Refill</text:span></text:p></draw:text-box></draw:frame><draw:connector draw:style-name="gr3" draw:text-style-name="P17" svg:x1="4.3508in" svg:y1="0.7949in" svg:x2="5.2646in" svg:y2="1.2012in" draw:start-shape="id1" draw:start-glue-point="1" svg:d="M11051 2019h1411v1032h910" svg:viewBox="0 0 2323 1034"><text:p/></draw:connector><draw:frame draw:style-name="gr7" draw:text-style-name="P19" svg:width="1.3413in" svg:height="0.7543in" svg:x="5.4126in" svg:y="1.1976in"><draw:text-box><text:p text:style-name="P18"><text:span text:style-name="T5">foodEaten</text:span></text:p></draw:text-box></draw:frame><draw:line draw:style-name="gr5" draw:text-style-name="P20" svg:x1="5.5386in" svg:y1="0.3555in" svg:x2="5.7154in" svg:y2="0.3484in"><text:p/></draw:line><draw:line draw:style-name="gr5" draw:text-style-name="P20" svg:x1="5.1087in" svg:y1="1.2008in" svg:x2="5.4118in" svg:y2="1.1972in"><text:p/></draw:line></draw:g></text:p>
      <text:p text:style-name="P5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Name </text:p>
          </table:table-cell>
          <table:table-cell table:style-name="Table1.A1" office:value-type="string">
            <text:p text:style-name="P8">Direction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Description</text:p>
          </table:table-cell>
        </table:table-row>
        <table:table-row table:style-name="Table1.1">
          <table:table-cell table:style-name="Table1.A2" office:value-type="string">
            <text:p text:style-name="P7">bowlWeight</text:p>
          </table:table-cell>
          <table:table-cell table:style-name="Table1.B2" office:value-type="string">
            <text:p text:style-name="P6">Input</text:p>
          </table:table-cell>
          <table:table-cell table:style-name="Table1.C2" office:value-type="string">
            <text:p text:style-name="P6">Analogue</text:p>
          </table:table-cell>
          <table:table-cell table:style-name="Table1.D2" office:value-type="string">
            <text:p text:style-name="P7">Weight of the food in the bowl.</text:p>
          </table:table-cell>
        </table:table-row>
        <table:table-row table:style-name="Table1.1">
          <table:table-cell table:style-name="Table1.A3" office:value-type="string">
            <text:p text:style-name="P7">refill</text:p>
          </table:table-cell>
          <table:table-cell table:style-name="Table1.B3" office:value-type="string">
            <text:p text:style-name="P6">Ouput</text:p>
          </table:table-cell>
          <table:table-cell table:style-name="Table1.C3" office:value-type="string">
            <text:p text:style-name="P6">Digital</text:p>
          </table:table-cell>
          <table:table-cell table:style-name="Table1.D3" office:value-type="string">
            <text:p text:style-name="P7">Moves the motor to allow the bowl to be filled.</text:p>
          </table:table-cell>
        </table:table-row>
        <table:table-row table:style-name="Table1.1">
          <table:table-cell table:style-name="Table1.A4" office:value-type="string">
            <text:p text:style-name="P7">foodEaten</text:p>
          </table:table-cell>
          <table:table-cell table:style-name="Table1.B4" office:value-type="string">
            <text:p text:style-name="P6">Output</text:p>
          </table:table-cell>
          <table:table-cell table:style-name="Table1.C4" office:value-type="string">
            <text:p text:style-name="P6">Network data</text:p>
          </table:table-cell>
          <table:table-cell table:style-name="Table1.D4" office:value-type="string">
            <text:p text:style-name="P7">The amount of food eaten.</text:p>
          </table:table-cell>
        </table:table-row>
      </table:table>
      <text:p text:style-name="P1"/>
      <text:p text:style-name="P1"><text:soft-page-break/>Non-Functional Requirements:</text:p>
      <text:list xml:id="list2377088455008193461" text:style-name="L2">
        <text:list-item>
          <text:p text:style-name="P11">Battery powered to allow for easy placement.</text:p>
        </text:list-item>
        <text:list-item>
          <text:p text:style-name="P12">Moving parts and electronics must be covered due to the presence of animals.</text:p>
        </text:list-item>
      </text:list>
      <text:p text:style-name="P2">Concepts used:</text:p>
      <text:list xml:id="list7258097136975164497" text:style-name="L3">
        <text:list-item>
          <text:p text:style-name="P13">Programming the system to operate in the needed ways.</text:p>
        </text:list-item>
      </text:list>
      <text:p text:style-name="P4"/>
      <text:p text:style-name="P2">Technology/Tools:</text:p>
      <text:list xml:id="list7491742457222151334" text:style-name="L4">
        <text:list-item>
          <text:p text:style-name="P14">Arduino boards.</text:p>
        </text:list-item>
        <text:list-item>
          <text:p text:style-name="P14">Moto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P</meta:initial-creator>
    <meta:editing-cycles>8</meta:editing-cycles>
    <meta:creation-date>2018-01-26T15:27:00</meta:creation-date>
    <dc:date>2018-02-16T16:38:09.152705034</dc:date>
    <meta:generator>LibreOffice/5.1.6.2$Linux_x86 LibreOffice_project/10m0$Build-2</meta:generator>
    <meta:editing-duration>PT44M13S</meta:editing-duration>
    <meta:document-statistic meta:table-count="1" meta:image-count="0" meta:object-count="0" meta:page-count="2" meta:paragraph-count="35" meta:word-count="174" meta:character-count="961" meta:non-whitespace-character-count="823"/>
    <meta:user-defined meta:name="AppVersion">00.0001</meta:user-defined>
    <meta:user-defined meta:name="Company">Waterford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